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nDeep</text:p>
          </table:table-cell>
          <table:table-cell office:value-type="float" office:value="4926.20643997192" calcext:value-type="float">
            <text:p>4926.2064399719</text:p>
          </table:table-cell>
          <table:table-cell office:value-type="float" office:value="3213.0190000807" calcext:value-type="float">
            <text:p>3213.0190000807</text:p>
          </table:table-cell>
          <table:table-cell table:formula="of:=ABS([.B7]-[.C7])/[.B7]" office:value-type="float" office:value="0.347770127128693" calcext:value-type="float">
            <text:p>0.3477701271</text:p>
          </table:table-cell>
          <table:table-cell table:formula="of:=IF([.D7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CarbonShallow</text:p>
          </table:table-cell>
          <table:table-cell table:style-name="ce1" office:value-type="float" office:value="7730.93098449707" calcext:value-type="float">
            <text:p>7730.9309844971</text:p>
          </table:table-cell>
          <table:table-cell table:style-name="ce1" office:value-type="float" office:value="3562.6460000239" calcext:value-type="float">
            <text:p>3562.6460000239</text:p>
          </table:table-cell>
          <table:table-cell table:style-name="ce1" table:formula="of:=ABS([.B8]-[.C8])/[.B8]" office:value-type="float" office:value="0.539169861020863" calcext:value-type="float">
            <text:p>0.539169861</text:p>
          </table:table-cell>
          <table:table-cell table:formula="of:=IF([.D8]&lt;=0.5;&quot;X&quot;;&quot;&quot;)">
            <text:p/>
          </table:table-cell>
        </table:table-row>
        <table:table-row table:style-name="ro1">
          <table:table-cell office:value-type="string" calcext:value-type="string">
            <text:p>CarbonMineralSum</text:p>
          </table:table-cell>
          <table:table-cell office:value-type="float" office:value="33201.0457191467" calcext:value-type="float">
            <text:p>33201.0457191467</text:p>
          </table:table-cell>
          <table:table-cell office:value-type="float" office:value="23913.2799990511" calcext:value-type="float">
            <text:p>23913.2799990511</text:p>
          </table:table-cell>
          <table:table-cell table:formula="of:=ABS([.B9]-[.C9])/[.B9]" office:value-type="float" office:value="0.27974316829242" calcext:value-type="float">
            <text:p>0.2797431683</text:p>
          </table:table-cell>
          <table:table-cell table:formula="of:=IF([.D9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OrganicNitrogenSum</text:p>
          </table:table-cell>
          <table:table-cell office:value-type="float" office:value="2724.13188530505" calcext:value-type="float">
            <text:p>2724.1318853051</text:p>
          </table:table-cell>
          <table:table-cell office:value-type="float" office:value="2121.3805664286" calcext:value-type="float">
            <text:p>2121.3805664286</text:p>
          </table:table-cell>
          <table:table-cell table:formula="of:=ABS([.B10]-[.C10])/[.B10]" office:value-type="float" office:value="0.22126363342682" calcext:value-type="float">
            <text:p>0.2212636334</text:p>
          </table:table-cell>
          <table:table-cell table:formula="of:=IF([.D10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vailableNitrogenSum</text:p>
          </table:table-cell>
          <table:table-cell table:style-name="ce1" office:value-type="float" office:value="0.00139288768863821" calcext:value-type="float">
            <text:p>0.0013928877</text:p>
          </table:table-cell>
          <table:table-cell table:style-name="ce1" office:value-type="float" office:value="0.5276505" calcext:value-type="float">
            <text:p>0.5276505</text:p>
          </table:table-cell>
          <table:table-cell table:style-name="ce1" table:formula="of:=ABS([.B11]-[.C11])/[.B11]" office:value-type="float" office:value="377.81769241271" calcext:value-type="float">
            <text:p>377.8176924127</text:p>
          </table:table-cell>
          <table:table-cell table:formula="of:=IF([.D11]&lt;=0.5;&quot;X&quot;;&quot;&quot;)">
            <text:p/>
          </table:table-cell>
        </table:table-row>
        <table:table-row table:style-name="ro1">
          <table:table-cell office:value-type="string" calcext:value-type="string">
            <text:p>GPPAll3</text:p>
          </table:table-cell>
          <table:table-cell office:value-type="float" office:value="371.180277109146" calcext:value-type="float">
            <text:p>371.1802771091</text:p>
          </table:table-cell>
          <table:table-cell office:value-type="float" office:value="398" calcext:value-type="float">
            <text:p>398</text:p>
          </table:table-cell>
          <table:table-cell table:formula="of:=ABS([.B12]-[.C12])/[.B12]" office:value-type="float" office:value="0.0722552477726817" calcext:value-type="float">
            <text:p>0.0722552478</text:p>
          </table:table-cell>
          <table:table-cell table:formula="of:=IF([.D12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NPPAll3</text:p>
          </table:table-cell>
          <table:table-cell office:value-type="float" office:value="209.272965908051" calcext:value-type="float">
            <text:p>209.2729659081</text:p>
          </table:table-cell>
          <table:table-cell office:value-type="float" office:value="199" calcext:value-type="float">
            <text:p>199</text:p>
          </table:table-cell>
          <table:table-cell table:formula="of:=ABS([.B13]-[.C13])/[.B13]" office:value-type="float" office:value="0.0490888341142193" calcext:value-type="float">
            <text:p>0.0490888341</text:p>
          </table:table-cell>
          <table:table-cell table:formula="of:=IF([.D13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CL3</text:p>
          </table:table-cell>
          <table:table-cell office:value-type="float" office:value="83.644863764445" calcext:value-type="float">
            <text:p>83.6448637644</text:p>
          </table:table-cell>
          <table:table-cell office:value-type="float" office:value="139.033" calcext:value-type="float">
            <text:p>139.033</text:p>
          </table:table-cell>
          <table:table-cell table:formula="of:=ABS([.B14]-[.C14])/[.B14]" office:value-type="float" office:value="0.662182156115829" calcext:value-type="float">
            <text:p>0.6621821561</text:p>
          </table:table-cell>
          <table:table-cell table:formula="of:=IF([.D14]&lt;=0.5;&quot;X&quot;;&quot;&quot;)">
            <text:p/>
          </table:table-cell>
        </table:table-row>
        <table:table-row table:style-name="ro1">
          <table:table-cell office:value-type="string" calcext:value-type="string">
            <text:p>VEGCW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B15]-[.C15])/[.B15]" office:value-type="string" office:string-value="" calcext:value-type="error">
            <text:p>#DIV/0!</text:p>
          </table:table-cell>
          <table:table-cell table:formula="of:=IF([.D15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CR3</text:p>
          </table:table-cell>
          <table:table-cell office:value-type="float" office:value="381.885566711426" calcext:value-type="float">
            <text:p>381.8855667114</text:p>
          </table:table-cell>
          <table:table-cell office:value-type="float" office:value="242.576" calcext:value-type="float">
            <text:p>242.576</text:p>
          </table:table-cell>
          <table:table-cell table:formula="of:=ABS([.B16]-[.C16])/[.B16]" office:value-type="float" office:value="0.364794008611213" calcext:value-type="float">
            <text:p>0.3647940086</text:p>
          </table:table-cell>
          <table:table-cell table:formula="of:=IF([.D16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CSUM3</text:p>
          </table:table-cell>
          <table:table-cell office:value-type="float" office:value="465.530430475871" calcext:value-type="float">
            <text:p>465.5304304759</text:p>
          </table:table-cell>
          <table:table-cell office:value-type="float" office:value="381.609" calcext:value-type="float">
            <text:p>381.609</text:p>
          </table:table-cell>
          <table:table-cell table:formula="of:=ABS([.B17]-[.C17])/[.B17]" office:value-type="float" office:value="0.180270558017197" calcext:value-type="float">
            <text:p>0.180270558</text:p>
          </table:table-cell>
          <table:table-cell table:formula="of:=IF([.D17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NL3</text:p>
          </table:table-cell>
          <table:table-cell office:value-type="float" office:value="4.18224147955577" calcext:value-type="float">
            <text:p>4.1822414796</text:p>
          </table:table-cell>
          <table:table-cell office:value-type="float" office:value="5.49662" calcext:value-type="float">
            <text:p>5.49662</text:p>
          </table:table-cell>
          <table:table-cell table:formula="of:=ABS([.B18]-[.C18])/[.B18]" office:value-type="float" office:value="0.314276094976668" calcext:value-type="float">
            <text:p>0.314276095</text:p>
          </table:table-cell>
          <table:table-cell table:formula="of:=IF([.D18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NW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B19]-[.C19])/[.B19]" office:value-type="string" office:string-value="" calcext:value-type="error">
            <text:p>#DIV/0!</text:p>
          </table:table-cell>
          <table:table-cell table:formula="of:=IF([.D19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EGNR3</text:p>
          </table:table-cell>
          <table:table-cell table:style-name="ce1" office:value-type="float" office:value="19.0942834218343" calcext:value-type="float">
            <text:p>19.0942834218</text:p>
          </table:table-cell>
          <table:table-cell table:style-name="ce1" office:value-type="float" office:value="5.10687" calcext:value-type="float">
            <text:p>5.10687</text:p>
          </table:table-cell>
          <table:table-cell table:style-name="ce1" table:formula="of:=ABS([.B20]-[.C20])/[.B20]" office:value-type="float" office:value="0.732544558642075" calcext:value-type="float">
            <text:p>0.7325445586</text:p>
          </table:table-cell>
          <table:table-cell table:formula="of:=IF([.D20]&lt;=0.5;&quot;X&quot;;&quot;&quot;)">
            <text:p/>
          </table:table-cell>
        </table:table-row>
        <table:table-row table:style-name="ro1">
          <table:table-cell table:style-name="ce1" office:value-type="string" calcext:value-type="string">
            <text:p>VEGNSUM3</text:p>
          </table:table-cell>
          <table:table-cell table:style-name="ce1" office:value-type="float" office:value="23.2765249013901" calcext:value-type="float">
            <text:p>23.2765249014</text:p>
          </table:table-cell>
          <table:table-cell table:style-name="ce1" office:value-type="float" office:value="10.6035" calcext:value-type="float">
            <text:p>10.6035</text:p>
          </table:table-cell>
          <table:table-cell table:style-name="ce1" table:formula="of:=ABS([.B21]-[.C21])/[.B21]" office:value-type="float" office:value="0.544455194883204" calcext:value-type="float">
            <text:p>0.5444551949</text:p>
          </table:table-cell>
          <table:table-cell table:formula="of:=IF([.D21]&lt;=0.5;&quot;X&quot;;&quot;&quot;)">
            <text:p/>
          </table:table-cell>
        </table:table-row>
        <table:table-row table:style-name="ro1">
          <table:table-cell table:style-name="ce1" office:value-type="string" calcext:value-type="string">
            <text:p>VEGLBLN3</text:p>
          </table:table-cell>
          <table:table-cell table:style-name="ce1" office:value-type="float" office:value="8.51963981489341" calcext:value-type="float">
            <text:p>8.5196398149</text:p>
          </table:table-cell>
          <table:table-cell table:style-name="ce1" office:value-type="float" office:value="2.1207" calcext:value-type="float">
            <text:p>2.1207</text:p>
          </table:table-cell>
          <table:table-cell table:style-name="ce1" table:formula="of:=ABS([.B22]-[.C22])/[.B22]" office:value-type="float" office:value="0.751081026184611" calcext:value-type="float">
            <text:p>0.7510810262</text:p>
          </table:table-cell>
          <table:table-cell table:formula="of:=IF([.D22]&lt;=0.5;&quot;X&quot;;&quot;&quot;)">
            <text:p/>
          </table:table-cell>
        </table:table-row>
        <table:table-row table:style-name="ro1">
          <table:table-cell office:value-type="string" calcext:value-type="string">
            <text:p>GPPAll4</text:p>
          </table:table-cell>
          <table:table-cell office:value-type="float" office:value="175.87380695343" calcext:value-type="float">
            <text:p>175.8738069534</text:p>
          </table:table-cell>
          <table:table-cell office:value-type="float" office:value="214.295" calcext:value-type="float">
            <text:p>214.295</text:p>
          </table:table-cell>
          <table:table-cell table:formula="of:=ABS([.B23]-[.C23])/[.B23]" office:value-type="float" office:value="0.218458869527647" calcext:value-type="float">
            <text:p>0.2184588695</text:p>
          </table:table-cell>
          <table:table-cell table:formula="of:=IF([.D23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NPPAll4</text:p>
          </table:table-cell>
          <table:table-cell office:value-type="float" office:value="84.9306139945984" calcext:value-type="float">
            <text:p>84.9306139946</text:p>
          </table:table-cell>
          <table:table-cell office:value-type="float" office:value="107.148" calcext:value-type="float">
            <text:p>107.148</text:p>
          </table:table-cell>
          <table:table-cell table:formula="of:=ABS([.B24]-[.C24])/[.B24]" office:value-type="float" office:value="0.261594553017297" calcext:value-type="float">
            <text:p>0.261594553</text:p>
          </table:table-cell>
          <table:table-cell table:formula="of:=IF([.D24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CL4</text:p>
          </table:table-cell>
          <table:table-cell office:value-type="float" office:value="41.0579198201497" calcext:value-type="float">
            <text:p>41.0579198201</text:p>
          </table:table-cell>
          <table:table-cell office:value-type="float" office:value="23.7904" calcext:value-type="float">
            <text:p>23.7904</text:p>
          </table:table-cell>
          <table:table-cell table:formula="of:=ABS([.B25]-[.C25])/[.B25]" office:value-type="float" office:value="0.420564896998884" calcext:value-type="float">
            <text:p>0.420564897</text:p>
          </table:table-cell>
          <table:table-cell table:formula="of:=IF([.D25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CW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B26]-[.C26])/[.B26]" office:value-type="string" office:string-value="" calcext:value-type="error">
            <text:p>#DIV/0!</text:p>
          </table:table-cell>
          <table:table-cell table:formula="of:=IF([.D26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CR4</text:p>
          </table:table-cell>
          <table:table-cell office:value-type="float" office:value="130.472859064738" calcext:value-type="float">
            <text:p>130.4728590647</text:p>
          </table:table-cell>
          <table:table-cell office:value-type="float" office:value="153.234" calcext:value-type="float">
            <text:p>153.234</text:p>
          </table:table-cell>
          <table:table-cell table:formula="of:=ABS([.B27]-[.C27])/[.B27]" office:value-type="float" office:value="0.17445115481043" calcext:value-type="float">
            <text:p>0.1744511548</text:p>
          </table:table-cell>
          <table:table-cell table:formula="of:=IF([.D27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CSUM4</text:p>
          </table:table-cell>
          <table:table-cell office:value-type="float" office:value="171.530778884888" calcext:value-type="float">
            <text:p>171.5307788849</text:p>
          </table:table-cell>
          <table:table-cell office:value-type="float" office:value="177.024" calcext:value-type="float">
            <text:p>177.024</text:p>
          </table:table-cell>
          <table:table-cell table:formula="of:=ABS([.B28]-[.C28])/[.B28]" office:value-type="float" office:value="0.0320246963887363" calcext:value-type="float">
            <text:p>0.0320246964</text:p>
          </table:table-cell>
          <table:table-cell table:formula="of:=IF([.D28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NL4</text:p>
          </table:table-cell>
          <table:table-cell office:value-type="float" office:value="1.60633481542269" calcext:value-type="float">
            <text:p>1.6063348154</text:p>
          </table:table-cell>
          <table:table-cell office:value-type="float" office:value="1.71083" calcext:value-type="float">
            <text:p>1.71083</text:p>
          </table:table-cell>
          <table:table-cell table:formula="of:=ABS([.B29]-[.C29])/[.B29]" office:value-type="float" office:value="0.0650519328685616" calcext:value-type="float">
            <text:p>0.0650519329</text:p>
          </table:table-cell>
          <table:table-cell table:formula="of:=IF([.D29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NW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B30]-[.C30])/[.B30]" office:value-type="string" office:string-value="" calcext:value-type="error">
            <text:p>#DIV/0!</text:p>
          </table:table-cell>
          <table:table-cell table:formula="of:=IF([.D30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NR4</text:p>
          </table:table-cell>
          <table:table-cell office:value-type="float" office:value="5.10457265377045" calcext:value-type="float">
            <text:p>5.1045726538</text:p>
          </table:table-cell>
          <table:table-cell office:value-type="float" office:value="5" calcext:value-type="float">
            <text:p>5</text:p>
          </table:table-cell>
          <table:table-cell table:formula="of:=ABS([.B31]-[.C31])/[.B31]" office:value-type="float" office:value="0.0204860741267359" calcext:value-type="float">
            <text:p>0.0204860741</text:p>
          </table:table-cell>
          <table:table-cell table:formula="of:=IF([.D31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NSUM4</text:p>
          </table:table-cell>
          <table:table-cell office:value-type="float" office:value="6.71090746919314" calcext:value-type="float">
            <text:p>6.7109074692</text:p>
          </table:table-cell>
          <table:table-cell office:value-type="float" office:value="6.71083" calcext:value-type="float">
            <text:p>6.71083</text:p>
          </table:table-cell>
          <table:table-cell table:formula="of:=ABS([.B32]-[.C32])/[.B32]" office:value-type="float" office:value="0.0000115437731031268" calcext:value-type="float">
            <text:p>1.15437731031268E-005</text:p>
          </table:table-cell>
          <table:table-cell table:formula="of:=IF([.D32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LBLN4</text:p>
          </table:table-cell>
          <table:table-cell office:value-type="float" office:value="1.29921314989527" calcext:value-type="float">
            <text:p>1.2992131499</text:p>
          </table:table-cell>
          <table:table-cell office:value-type="float" office:value="0.987361" calcext:value-type="float">
            <text:p>0.987361</text:p>
          </table:table-cell>
          <table:table-cell table:formula="of:=ABS([.B33]-[.C33])/[.B33]" office:value-type="float" office:value="0.240031552882919" calcext:value-type="float">
            <text:p>0.2400315529</text:p>
          </table:table-cell>
          <table:table-cell table:formula="of:=IF([.D33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GPPAll5</text:p>
          </table:table-cell>
          <table:table-cell office:value-type="float" office:value="17.9633545875549" calcext:value-type="float">
            <text:p>17.9633545876</text:p>
          </table:table-cell>
          <table:table-cell office:value-type="float" office:value="12" calcext:value-type="float">
            <text:p>12</text:p>
          </table:table-cell>
          <table:table-cell table:formula="of:=ABS([.B34]-[.C34])/[.B34]" office:value-type="float" office:value="0.331973327058095" calcext:value-type="float">
            <text:p>0.3319733271</text:p>
          </table:table-cell>
          <table:table-cell table:formula="of:=IF([.D34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NPPAll5</text:p>
          </table:table-cell>
          <table:table-cell office:value-type="float" office:value="4.45499610900879" calcext:value-type="float">
            <text:p>4.454996109</text:p>
          </table:table-cell>
          <table:table-cell office:value-type="float" office:value="6" calcext:value-type="float">
            <text:p>6</text:p>
          </table:table-cell>
          <table:table-cell table:formula="of:=ABS([.B35]-[.C35])/[.B35]" office:value-type="float" office:value="0.34680252309692" calcext:value-type="float">
            <text:p>0.3468025231</text:p>
          </table:table-cell>
          <table:table-cell table:formula="of:=IF([.D35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VEGCL5</text:p>
          </table:table-cell>
          <table:table-cell table:style-name="ce1" office:value-type="float" office:value="36.9866619110107" calcext:value-type="float">
            <text:p>36.986661911</text:p>
          </table:table-cell>
          <table:table-cell table:style-name="ce1" office:value-type="float" office:value="12.8298" calcext:value-type="float">
            <text:p>12.8298</text:p>
          </table:table-cell>
          <table:table-cell table:style-name="ce1" table:formula="of:=ABS([.B36]-[.C36])/[.B36]" office:value-type="float" office:value="0.653123603560973" calcext:value-type="float">
            <text:p>0.6531236036</text:p>
          </table:table-cell>
          <table:table-cell table:formula="of:=IF([.D36]&lt;=0.5;&quot;X&quot;;&quot;&quot;)">
            <text:p/>
          </table:table-cell>
        </table:table-row>
        <table:table-row table:style-name="ro1">
          <table:table-cell office:value-type="string" calcext:value-type="string">
            <text:p>VEGCW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B37]-[.C37])/[.B37]" office:value-type="string" office:string-value="" calcext:value-type="error">
            <text:p>#DIV/0!</text:p>
          </table:table-cell>
          <table:table-cell table:formula="of:=IF([.D37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CR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B38]-[.C38])/[.B38]" office:value-type="string" office:string-value="" calcext:value-type="error">
            <text:p>#DIV/0!</text:p>
          </table:table-cell>
          <table:table-cell table:formula="of:=IF([.D38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EGCSUM5</text:p>
          </table:table-cell>
          <table:table-cell table:style-name="ce1" office:value-type="float" office:value="36.9866619110107" calcext:value-type="float">
            <text:p>36.986661911</text:p>
          </table:table-cell>
          <table:table-cell table:style-name="ce1" office:value-type="float" office:value="12.8298" calcext:value-type="float">
            <text:p>12.8298</text:p>
          </table:table-cell>
          <table:table-cell table:style-name="ce1" table:formula="of:=ABS([.B39]-[.C39])/[.B39]" office:value-type="float" office:value="0.653123603560973" calcext:value-type="float">
            <text:p>0.6531236036</text:p>
          </table:table-cell>
          <table:table-cell table:formula="of:=IF([.D39]&lt;=0.5;&quot;X&quot;;&quot;&quot;)">
            <text:p/>
          </table:table-cell>
        </table:table-row>
        <table:table-row table:style-name="ro1">
          <table:table-cell office:value-type="string" calcext:value-type="string">
            <text:p>VEGNL5</text:p>
          </table:table-cell>
          <table:table-cell office:value-type="float" office:value="0.599752644697825" calcext:value-type="float">
            <text:p>0.5997526447</text:p>
          </table:table-cell>
          <table:table-cell office:value-type="float" office:value="0.352203" calcext:value-type="float">
            <text:p>0.352203</text:p>
          </table:table-cell>
          <table:table-cell table:formula="of:=ABS([.B40]-[.C40])/[.B40]" office:value-type="float" office:value="0.412752902194452" calcext:value-type="float">
            <text:p>0.4127529022</text:p>
          </table:table-cell>
          <table:table-cell table:formula="of:=IF([.D40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NW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B41]-[.C41])/[.B41]" office:value-type="string" office:string-value="" calcext:value-type="error">
            <text:p>#DIV/0!</text:p>
          </table:table-cell>
          <table:table-cell table:formula="of:=IF([.D41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NR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B42]-[.C42])/[.B42]" office:value-type="string" office:string-value="" calcext:value-type="error">
            <text:p>#DIV/0!</text:p>
          </table:table-cell>
          <table:table-cell table:formula="of:=IF([.D42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NSUM5</text:p>
          </table:table-cell>
          <table:table-cell office:value-type="float" office:value="0.599752644697825" calcext:value-type="float">
            <text:p>0.5997526447</text:p>
          </table:table-cell>
          <table:table-cell office:value-type="float" office:value="0.352" calcext:value-type="float">
            <text:p>0.352</text:p>
          </table:table-cell>
          <table:table-cell table:formula="of:=ABS([.B43]-[.C43])/[.B43]" office:value-type="float" office:value="0.413091375066217" calcext:value-type="float">
            <text:p>0.4130913751</text:p>
          </table:table-cell>
          <table:table-cell table:formula="of:=IF([.D43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LBLN5</text:p>
          </table:table-cell>
          <table:table-cell office:value-type="float" office:value="0.136107465873162" calcext:value-type="float">
            <text:p>0.1361074659</text:p>
          </table:table-cell>
          <table:table-cell table:style-name="ce2" office:value-type="float" office:value="0.0704" calcext:value-type="float">
            <text:p>7.04E-002</text:p>
          </table:table-cell>
          <table:table-cell table:formula="of:=ABS([.B44]-[.C44])/[.B44]" office:value-type="float" office:value="0.482761657868162" calcext:value-type="float">
            <text:p>0.4827616579</text:p>
          </table:table-cell>
          <table:table-cell table:formula="of:=IF([.D44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GPPAll6</text:p>
          </table:table-cell>
          <table:table-cell table:style-name="ce1" office:value-type="float" office:value="17.5408517122269" calcext:value-type="float">
            <text:p>17.5408517122</text:p>
          </table:table-cell>
          <table:table-cell table:style-name="ce1" office:value-type="float" office:value="34.2" calcext:value-type="float">
            <text:p>34.2</text:p>
          </table:table-cell>
          <table:table-cell table:style-name="ce1" table:formula="of:=ABS([.B45]-[.C45])/[.B45]" office:value-type="float" office:value="0.949734286628784" calcext:value-type="float">
            <text:p>0.9497342866</text:p>
          </table:table-cell>
          <table:table-cell table:formula="of:=IF([.D45]&lt;=0.5;&quot;X&quot;;&quot;&quot;)">
            <text:p/>
          </table:table-cell>
        </table:table-row>
        <table:table-row table:style-name="ro1">
          <table:table-cell table:style-name="ce1" office:value-type="string" calcext:value-type="string">
            <text:p>NPPAll6</text:p>
          </table:table-cell>
          <table:table-cell table:style-name="ce1" office:value-type="float" office:value="8.65741348266602" calcext:value-type="float">
            <text:p>8.6574134827</text:p>
          </table:table-cell>
          <table:table-cell table:style-name="ce1" office:value-type="float" office:value="17.081" calcext:value-type="float">
            <text:p>17.081</text:p>
          </table:table-cell>
          <table:table-cell table:style-name="ce1" table:formula="of:=ABS([.B46]-[.C46])/[.B46]" office:value-type="float" office:value="0.972991128840016" calcext:value-type="float">
            <text:p>0.9729911288</text:p>
          </table:table-cell>
          <table:table-cell table:formula="of:=IF([.D46]&lt;=0.5;&quot;X&quot;;&quot;&quot;)">
            <text:p/>
          </table:table-cell>
        </table:table-row>
        <table:table-row table:style-name="ro1">
          <table:table-cell table:style-name="ce1" office:value-type="string" calcext:value-type="string">
            <text:p>VEGCL6</text:p>
          </table:table-cell>
          <table:table-cell table:style-name="ce1" office:value-type="float" office:value="25.3195762634277" calcext:value-type="float">
            <text:p>25.3195762634</text:p>
          </table:table-cell>
          <table:table-cell table:style-name="ce1" office:value-type="float" office:value="43.9335" calcext:value-type="float">
            <text:p>43.9335</text:p>
          </table:table-cell>
          <table:table-cell table:style-name="ce1" table:formula="of:=ABS([.B47]-[.C47])/[.B47]" office:value-type="float" office:value="0.735159370082302" calcext:value-type="float">
            <text:p>0.7351593701</text:p>
          </table:table-cell>
          <table:table-cell table:formula="of:=IF([.D47]&lt;=0.5;&quot;X&quot;;&quot;&quot;)">
            <text:p/>
          </table:table-cell>
        </table:table-row>
        <table:table-row table:style-name="ro1">
          <table:table-cell office:value-type="string" calcext:value-type="string">
            <text:p>VEGCW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B48]-[.C48])/[.B48]" office:value-type="string" office:string-value="" calcext:value-type="error">
            <text:p>#DIV/0!</text:p>
          </table:table-cell>
          <table:table-cell table:formula="of:=IF([.D48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CR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B49]-[.C49])/[.B49]" office:value-type="string" office:string-value="" calcext:value-type="error">
            <text:p>#DIV/0!</text:p>
          </table:table-cell>
          <table:table-cell table:formula="of:=IF([.D49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EGCSUM6</text:p>
          </table:table-cell>
          <table:table-cell table:style-name="ce1" office:value-type="float" office:value="25.3195762634277" calcext:value-type="float">
            <text:p>25.3195762634</text:p>
          </table:table-cell>
          <table:table-cell table:style-name="ce1" office:value-type="float" office:value="43.9335" calcext:value-type="float">
            <text:p>43.9335</text:p>
          </table:table-cell>
          <table:table-cell table:style-name="ce1" table:formula="of:=ABS([.B50]-[.C50])/[.B50]" office:value-type="float" office:value="0.735159370082302" calcext:value-type="float">
            <text:p>0.7351593701</text:p>
          </table:table-cell>
          <table:table-cell table:formula="of:=IF([.D50]&lt;=0.5;&quot;X&quot;;&quot;&quot;)">
            <text:p/>
          </table:table-cell>
        </table:table-row>
        <table:table-row table:style-name="ro1">
          <table:table-cell table:style-name="ce1" office:value-type="string" calcext:value-type="string">
            <text:p>VEGNL6</text:p>
          </table:table-cell>
          <table:table-cell table:style-name="ce1" office:value-type="float" office:value="0.379888666172822" calcext:value-type="float">
            <text:p>0.3798886662</text:p>
          </table:table-cell>
          <table:table-cell table:style-name="ce1" office:value-type="float" office:value="1.61553" calcext:value-type="float">
            <text:p>1.61553</text:p>
          </table:table-cell>
          <table:table-cell table:style-name="ce1" table:formula="of:=ABS([.B51]-[.C51])/[.B51]" office:value-type="float" office:value="3.25264069148367" calcext:value-type="float">
            <text:p>3.2526406915</text:p>
          </table:table-cell>
          <table:table-cell table:formula="of:=IF([.D51]&lt;=0.5;&quot;X&quot;;&quot;&quot;)">
            <text:p/>
          </table:table-cell>
        </table:table-row>
        <table:table-row table:style-name="ro1">
          <table:table-cell office:value-type="string" calcext:value-type="string">
            <text:p>VEGNW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B52]-[.C52])/[.B52]" office:value-type="string" office:string-value="" calcext:value-type="error">
            <text:p>#DIV/0!</text:p>
          </table:table-cell>
          <table:table-cell table:formula="of:=IF([.D52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NR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B53]-[.C53])/[.B53]" office:value-type="string" office:string-value="" calcext:value-type="error">
            <text:p>#DIV/0!</text:p>
          </table:table-cell>
          <table:table-cell table:formula="of:=IF([.D53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EGNSUM6</text:p>
          </table:table-cell>
          <table:table-cell table:style-name="ce1" office:value-type="float" office:value="0.379888666172822" calcext:value-type="float">
            <text:p>0.3798886662</text:p>
          </table:table-cell>
          <table:table-cell table:style-name="ce1" office:value-type="float" office:value="1.61553" calcext:value-type="float">
            <text:p>1.61553</text:p>
          </table:table-cell>
          <table:table-cell table:style-name="ce1" table:formula="of:=ABS([.B54]-[.C54])/[.B54]" office:value-type="float" office:value="3.25264069148367" calcext:value-type="float">
            <text:p>3.2526406915</text:p>
          </table:table-cell>
          <table:table-cell table:formula="of:=IF([.D54]&lt;=0.5;&quot;X&quot;;&quot;&quot;)">
            <text:p/>
          </table:table-cell>
        </table:table-row>
        <table:table-row table:style-name="ro1">
          <table:table-cell table:style-name="ce1" office:value-type="string" calcext:value-type="string">
            <text:p>VEGLBLN6</text:p>
          </table:table-cell>
          <table:table-cell table:style-name="ce1" office:value-type="float" office:value="0.130942647034923" calcext:value-type="float">
            <text:p>0.130942647</text:p>
          </table:table-cell>
          <table:table-cell table:style-name="ce1" office:value-type="float" office:value="0.323105" calcext:value-type="float">
            <text:p>0.323105</text:p>
          </table:table-cell>
          <table:table-cell table:style-name="ce1" table:formula="of:=ABS([.B55]-[.C55])/[.B55]" office:value-type="float" office:value="1.46753068856036" calcext:value-type="float">
            <text:p>1.4675306886</text:p>
          </table:table-cell>
          <table:table-cell table:formula="of:=IF([.D55]&lt;=0.5;&quot;X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2:55:10.264143814</meta:creation-date>
    <dc:date>2015-09-04T13:08:17.358911706</dc:date>
    <meta:editing-duration>P0D</meta:editing-duration>
    <meta:editing-cycles>1</meta:editing-cycles>
    <meta:document-statistic meta:table-count="1" meta:cell-count="247" meta:object-count="0"/>
    <meta:generator>LibreOffice/4.2.8.2$Linux_X86_64 LibreOffice_project/420m0$Build-2</meta:generator>
  </office:meta>
</office:document-meta>
</file>